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4" svg:font-family="SUN4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111.66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56.49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48.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78.69pt" fo:break-before="auto" style:use-optimal-row-height="true"/>
    </style:style>
    <style:style style:name="ro2" style:family="table-row">
      <style:table-row-properties style:row-height="39.7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4" fo:font-size="66pt" fo:font-style="normal" fo:text-shadow="none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SUN4" fo:font-size="66pt" fo:font-style="normal" fo:text-shadow="none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4" fo:font-size="66pt" fo:font-style="normal" fo:text-shadow="none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4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5"/>
        <table:table-column table:style-name="co3" table:default-cell-style-name="ce6"/>
        <table:table-column table:style-name="co4" table:default-cell-style-name="ce8"/>
        <table:table-column table:style-name="co5" table:default-cell-style-name="ce1"/>
        <table:table-column table:style-name="co6" table:number-columns-repeated="7" table:default-cell-style-name="ce11"/>
        <table:table-column table:style-name="co6" table:visibility="collapse" table:number-columns-repeated="7" table:default-cell-style-name="ce11"/>
        <table:table-column table:style-name="co6" table:number-columns-repeated="1003" table:default-cell-style-name="ce11"/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14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(person)</text:p>
          </table:table-cell>
          <table:table-cell office:value-type="string" calcext:value-type="string">
            <text:p>e83a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(thing)</text:p>
          </table:table-cell>
          <table:table-cell office:value-type="string" calcext:value-type="string">
            <text:p>e83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03d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d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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a9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 (no_eat)</text:p>
          </table:table-cell>
          <table:table-cell office:value-type="string" calcext:value-type="string">
            <text:p>e18e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</text:p>
          </table:table-cell>
          <table:table-cell office:value-type="string" calcext:value-type="string">
            <text:p>fast (speed)</text:p>
          </table:table-cell>
          <table:table-cell office:value-type="string" calcext:value-type="string">
            <text:p>e21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gathered(people)</text:p>
          </table:table-cell>
          <table:table-cell office:value-type="string" calcext:value-type="string">
            <text:p>e126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gathered(things)</text:p>
          </table:table-cell>
          <table:table-cell office:value-type="string" calcext:value-type="string">
            <text:p>e10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</text:p>
          </table:table-cell>
          <table:table-cell office:value-type="string" calcext:value-type="string">
            <text:p>lower(adj.)</text:p>
          </table:table-cell>
          <table:table-cell office:value-type="string" calcext:value-type="string">
            <text:p>e324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lower(vb.)</text:p>
          </table:table-cell>
          <table:table-cell office:value-type="string" calcext:value-type="string">
            <text:p>e080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e168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e168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Su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Murathi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e169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e169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table:number-columns-repeated="2"/>
          <table:table-cell table:style-name="ce9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table:number-columns-repeated="2"/>
          <table:table-cell table:style-name="ce9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table:number-columns-repeated="2"/>
          <table:table-cell table:style-name="ce9"/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15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4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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74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ce1" office:value-type="string" calcext:value-type="string">
            <text:p>e07b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ce1" office:value-type="string" calcext:value-type="string">
            <text:p>ea01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1" office:value-type="string" calcext:value-type="string">
            <text:p>e26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together(people)</text:p>
          </table:table-cell>
          <table:table-cell office:value-type="string" calcext:value-type="string">
            <text:p>e126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together(things)</text:p>
          </table:table-cell>
          <table:table-cell office:value-type="string" calcext:value-type="string">
            <text:p>e108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/>
          <table:table-cell table:style-name="ce12" table:number-columns-repeated="1016"/>
          <table:table-cell/>
        </table:table-row>
        <table:table-row table:style-name="ro1">
          <table:table-cell/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/>
          <table:table-cell table:style-name="ce12" table:number-columns-repeated="1016"/>
          <table:table-cell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</text:p>
          </table:table-cell>
          <table:table-cell table:style-name="ce7"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</text:p>
          </table:table-cell>
          <table:table-cell table:style-name="ce7"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(of God)</text:p>
          </table:table-cell>
          <table:table-cell office:value-type="string" calcext:value-type="string">
            <text:p>e02a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table:number-columns-repeated="1018"/>
        </table:table-row>
        <table:table-row table:style-name="ro1" table:number-rows-repeated="104770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E87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4" svg:font-family="SUN4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9.45pt" fo:margin-right="11.65pt" style:print-page-order="ttb" style:first-page-number="continue" style:scale-to="100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 style:data-style-name="N2" text:time-value="17:50:03.8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53:02</meta:creation-date>
    <meta:initial-creator>Emely Wang</meta:initial-creator>
    <dc:language>en-US</dc:language>
    <meta:print-date>2018-03-01T10:53:01</meta:print-date>
    <dc:date>2018-08-23T17:51:47.644000000</dc:date>
    <meta:editing-cycles>117</meta:editing-cycles>
    <meta:editing-duration>PT13H12M6S</meta:editing-duration>
    <meta:generator>LibreOffice/6.0.2.1$Windows_X86_64 LibreOffice_project/f7f06a8f319e4b62f9bc5095aa112a65d2f3ac89</meta:generator>
    <meta:document-statistic meta:table-count="1" meta:cell-count="343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